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c70d" officeooo:paragraph-rsid="000fc70d"/>
    </style:style>
    <style:style style:name="P2" style:family="paragraph" style:parent-style-name="Standard">
      <style:text-properties officeooo:rsid="000fc70d" officeooo:paragraph-rsid="0012f54d"/>
    </style:style>
    <style:style style:name="P3" style:family="paragraph" style:parent-style-name="Standard">
      <style:text-properties officeooo:rsid="000fc70d" officeooo:paragraph-rsid="00151df8"/>
    </style:style>
    <style:style style:name="P4" style:family="paragraph" style:parent-style-name="Standard">
      <style:text-properties officeooo:rsid="00114355" officeooo:paragraph-rsid="00114355"/>
    </style:style>
    <style:style style:name="P5" style:family="paragraph" style:parent-style-name="Standard">
      <style:text-properties fo:font-weight="bold" officeooo:rsid="000fc70d" officeooo:paragraph-rsid="000fc70d" style:font-weight-asian="bold" style:font-weight-complex="bold"/>
    </style:style>
    <style:style style:name="P6" style:family="paragraph" style:parent-style-name="Standard">
      <style:text-properties fo:font-weight="bold" officeooo:rsid="000fc70d" officeooo:paragraph-rsid="00151df8" style:font-weight-asian="bold" style:font-weight-complex="bold"/>
    </style:style>
    <style:style style:name="P7" style:family="paragraph" style:parent-style-name="Standard">
      <style:text-properties fo:font-weight="bold" officeooo:rsid="000fc70d" officeooo:paragraph-rsid="0015646c" style:font-weight-asian="bold" style:font-weight-complex="bold"/>
    </style:style>
    <style:style style:name="P8" style:family="paragraph" style:parent-style-name="Standard">
      <style:text-properties fo:font-weight="bold" officeooo:rsid="00114355" officeooo:paragraph-rsid="00114355" style:font-weight-asian="bold" style:font-weight-complex="bold"/>
    </style:style>
    <style:style style:name="P9" style:family="paragraph" style:parent-style-name="Standard">
      <style:text-properties fo:font-weight="normal" officeooo:rsid="000fc70d" officeooo:paragraph-rsid="000fc70d" style:font-weight-asian="normal" style:font-weight-complex="normal"/>
    </style:style>
    <style:style style:name="P10" style:family="paragraph" style:parent-style-name="Standard">
      <style:text-properties fo:font-weight="normal" officeooo:rsid="000fc70d" officeooo:paragraph-rsid="00159ced" style:font-weight-asian="normal" style:font-weight-complex="normal"/>
    </style:style>
    <style:style style:name="T1" style:family="text">
      <style:text-properties officeooo:rsid="0012f54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44ff"/>
    </style:style>
    <style:style style:name="T4" style:family="text">
      <style:text-properties officeooo:rsid="00151df8"/>
    </style:style>
    <style:style style:name="T5" style:family="text">
      <style:text-properties fo:font-weight="normal" officeooo:rsid="00151df8" style:font-weight-asian="normal" style:font-weight-complex="normal"/>
    </style:style>
    <style:style style:name="T6" style:family="text">
      <style:text-properties fo:font-weight="normal" officeooo:rsid="0012f54d" style:font-weight-asian="normal" style:font-weight-complex="normal"/>
    </style:style>
    <style:style style:name="T7" style:family="text">
      <style:text-properties fo:font-weight="normal" officeooo:rsid="0015646c" style:font-weight-asian="normal" style:font-weight-complex="normal"/>
    </style:style>
    <style:style style:name="T8" style:family="text">
      <style:text-properties fo:font-weight="normal" officeooo:rsid="00159ced" style:font-weight-asian="normal" style:font-weight-complex="normal"/>
    </style:style>
    <style:style style:name="T9" style:family="text">
      <style:text-properties officeooo:rsid="00159ce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Grenada :</text:span> </text:p>
      <text:p text:style-name="P2">- <text:span text:style-name="T1">Ancienne rivalité militaire avec </text:span>Royaume de Shin'aad</text:p>
      <text:p text:style-name="P2">- <text:span text:style-name="T1">Rivalité idéologique actelles avec <text:s/></text:span>Royaume de Shin'aad</text:p>
      <text:p text:style-name="P2">- <text:span text:style-name="T1">Tres décentralisé, pas de gouvernement fort, plus un ensemble de citées état unifiée qu'un état en lui même</text:span></text:p>
      <text:p text:style-name="P2">- <text:span text:style-name="T1">Histoire marquée par les anciennes guerres: découpage du territoire entre les deux îles avec le Royaume de Shin'aad</text:span></text:p>
      <text:p text:style-name="P2">- <text:span text:style-name="T1">Fidèle appuis du consulat divin</text:span></text:p>
      <text:p text:style-name="P2">- <text:span text:style-name="T4">Beaucoup de richesses mais beaucoup d'inégalités</text:span></text:p>
      <text:p text:style-name="P2">- <text:span text:style-name="T3">Devise : </text:span>"<text:span text:style-name="T3">L'ardeur, ça compte"</text:span></text:p>
      <text:p text:style-name="P1"/>
      <text:p text:style-name="P5">Royaume de Shin'aad :</text:p>
      <text:p text:style-name="P5">- <text:span text:style-name="T5">Culte de la personnalité autour de la reine</text:span></text:p>
      <text:p text:style-name="P3">- <text:span text:style-name="T1">Ancienne rivalité militaire avec Grenada</text:span></text:p>
      <text:p text:style-name="P6"><text:span text:style-name="T5">- </text:span><text:span text:style-name="T6">Rivalité idéologique actelles avec <text:s/></text:span><text:span text:style-name="T5">Grenada</text:span></text:p>
      <text:p text:style-name="P6"><text:span text:style-name="T5">- </text:span><text:span text:style-name="T7">Richesse tres centralisée sur un gouvernement fort</text:span></text:p>
      <text:p text:style-name="P7"><text:span text:style-name="T5">- Appui financier </text:span><text:span text:style-name="T6">du consulat divin</text:span></text:p>
      <text:p text:style-name="P7"><text:span text:style-name="T6">- </text:span><text:span text:style-name="T7">Tres protecteurs</text:span></text:p>
      <text:p text:style-name="P7"><text:span text:style-name="T7">- </text:span><text:span text:style-name="T8">Devise : "Pour la reine"</text:span></text:p>
      <text:p text:style-name="P1"/>
      <text:p text:style-name="P5">Troisième République de Rohanna :</text:p>
      <text:p text:style-name="P9">- <text:span text:style-name="T9">Surnomée "Grenier des puissances"</text:span></text:p>
      <text:p text:style-name="P9">- <text:span text:style-name="T9">Tres agricole, industriel</text:span></text:p>
      <text:p text:style-name="P10">- <text:span text:style-name="T9">Théocracie centrée autour de Céres, qui aurait envoyée sa fille Rohanna pour nourrir les homme</text:span></text:p>
      <text:p text:style-name="P10">- <text:span text:style-name="T9">Devise "De mon sein vous vous abreverez"</text:span></text:p>
      <text:p text:style-name="P1"/>
      <text:p text:style-name="P1"/>
      <text:p text:style-name="P8">Solara :</text:p>
      <text:p text:style-name="P4"/>
      <text:p text:style-name="P8">Iles du Gamore :</text:p>
      <text:p text:style-name="P4"/>
      <text:p text:style-name="P8">Grand Lie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</meta:editing-duration>
    <meta:editing-cycles>3</meta:editing-cycles>
    <meta:generator>LibreOffice/5.4.7.2$Windows_X86_64 LibreOffice_project/c838ef25c16710f8838b1faec480ebba495259d0</meta:generator>
    <dc:date>2021-02-19T01:07:24.277000000</dc:date>
    <meta:document-statistic meta:table-count="0" meta:image-count="0" meta:object-count="0" meta:page-count="1" meta:paragraph-count="24" meta:word-count="170" meta:character-count="1014" meta:non-whitespace-character-count="865"/>
    <meta:user-defined meta:name="Info 1"/>
    <meta:user-defined meta:name="Info 2"/>
    <meta:user-defined meta:name="Info 3"/>
    <meta:user-defined meta:name="Info 4"/>
  </office:meta>
</office:document-meta>
</file>